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34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20:04:03 7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642" calcext:value-type="float">
            <text:p>799,99642</text:p>
          </table:table-cell>
          <table:table-cell office:value-type="float" office:value="976" calcext:value-type="float">
            <text:p>976</text:p>
          </table:table-cell>
          <table:table-cell office:value-type="float" office:value="8361" calcext:value-type="float">
            <text:p>8361</text:p>
          </table:table-cell>
          <table:table-cell table:number-columns-repeated="2"/>
          <table:table-cell table:formula="of:=AVERAGE([.C2:.C2010])" office:value-type="float" office:value="979.505226480836" calcext:value-type="float">
            <text:p>979,5052264808</text:p>
          </table:table-cell>
          <table:table-cell table:formula="of:=AVERAGE([.D2:.D2010])" office:value-type="float" office:value="8361.10452961673" calcext:value-type="float">
            <text:p>8361,1045296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9244" calcext:value-type="float">
            <text:p>899,99244</text:p>
          </table:table-cell>
          <table:table-cell office:value-type="float" office:value="986" calcext:value-type="float">
            <text:p>986</text:p>
          </table:table-cell>
          <table:table-cell office:value-type="float" office:value="8361" calcext:value-type="float">
            <text:p>8361</text:p>
          </table:table-cell>
          <table:table-cell table:number-columns-repeated="2"/>
          <table:table-cell table:formula="of:=COM.MICROSOFT.STDEV.P([.C2:.C2010])" office:value-type="float" office:value="16.2806122444224" calcext:value-type="float">
            <text:p>16,2806122444</text:p>
          </table:table-cell>
          <table:table-cell table:formula="of:=COM.MICROSOFT.STDEV.P([.D2:.D2010])" office:value-type="float" office:value="1.0993569731208" calcext:value-type="float">
            <text:p>1,0993569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9596" calcext:value-type="float">
            <text:p>999,99596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03" calcext:value-type="float">
            <text:p>1099,9903</text:p>
          </table:table-cell>
          <table:table-cell office:value-type="float" office:value="970" calcext:value-type="float">
            <text:p>97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1382" calcext:value-type="float">
            <text:p>1200,01382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2284" calcext:value-type="float">
            <text:p>1300,0228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1926" calcext:value-type="float">
            <text:p>1400,01926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0662" calcext:value-type="float">
            <text:p>1500,00662</text:p>
          </table:table-cell>
          <table:table-cell office:value-type="float" office:value="983" calcext:value-type="float">
            <text:p>98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1122" calcext:value-type="float">
            <text:p>1600,01122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4084" calcext:value-type="float">
            <text:p>1700,0408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911" calcext:value-type="float">
            <text:p>1799,9911</text:p>
          </table:table-cell>
          <table:table-cell office:value-type="float" office:value="968" calcext:value-type="float">
            <text:p>96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156" calcext:value-type="float">
            <text:p>1900,0156</text:p>
          </table:table-cell>
          <table:table-cell office:value-type="float" office:value="1026" calcext:value-type="float">
            <text:p>102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9732" calcext:value-type="float">
            <text:p>1999,99732</text:p>
          </table:table-cell>
          <table:table-cell office:value-type="float" office:value="984" calcext:value-type="float">
            <text:p>98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0676" calcext:value-type="float">
            <text:p>2100,00676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9154" calcext:value-type="float">
            <text:p>2199,99154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256" calcext:value-type="float">
            <text:p>2300,00256</text:p>
          </table:table-cell>
          <table:table-cell office:value-type="float" office:value="1000" calcext:value-type="float">
            <text:p>100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2082" calcext:value-type="float">
            <text:p>2400,02082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9424" calcext:value-type="float">
            <text:p>2499,99424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881" calcext:value-type="float">
            <text:p>2599,9881</text:p>
          </table:table-cell>
          <table:table-cell office:value-type="float" office:value="976" calcext:value-type="float">
            <text:p>97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9646" calcext:value-type="float">
            <text:p>2699,99646</text:p>
          </table:table-cell>
          <table:table-cell office:value-type="float" office:value="984" calcext:value-type="float">
            <text:p>98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0044" calcext:value-type="float">
            <text:p>2800,00044</text:p>
          </table:table-cell>
          <table:table-cell office:value-type="float" office:value="946" calcext:value-type="float">
            <text:p>94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1912" calcext:value-type="float">
            <text:p>2900,01912</text:p>
          </table:table-cell>
          <table:table-cell office:value-type="float" office:value="975" calcext:value-type="float">
            <text:p>97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328" calcext:value-type="float">
            <text:p>2999,99328</text:p>
          </table:table-cell>
          <table:table-cell office:value-type="float" office:value="938" calcext:value-type="float">
            <text:p>93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9886" calcext:value-type="float">
            <text:p>3099,99886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9152" calcext:value-type="float">
            <text:p>3199,99152</text:p>
          </table:table-cell>
          <table:table-cell office:value-type="float" office:value="965" calcext:value-type="float">
            <text:p>96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969" calcext:value-type="float">
            <text:p>3299,9969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2012" calcext:value-type="float">
            <text:p>3400,02012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9916" calcext:value-type="float">
            <text:p>3499,99916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1754" calcext:value-type="float">
            <text:p>3600,01754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9354" calcext:value-type="float">
            <text:p>3699,9935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1286" calcext:value-type="float">
            <text:p>3800,01286</text:p>
          </table:table-cell>
          <table:table-cell office:value-type="float" office:value="956" calcext:value-type="float">
            <text:p>95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9762" calcext:value-type="float">
            <text:p>3899,99762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017" calcext:value-type="float">
            <text:p>4000,0017</text:p>
          </table:table-cell>
          <table:table-cell office:value-type="float" office:value="1020" calcext:value-type="float">
            <text:p>102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011" calcext:value-type="float">
            <text:p>4100,0011</text:p>
          </table:table-cell>
          <table:table-cell office:value-type="float" office:value="978" calcext:value-type="float">
            <text:p>97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0184" calcext:value-type="float">
            <text:p>4200,00184</text:p>
          </table:table-cell>
          <table:table-cell office:value-type="float" office:value="1006" calcext:value-type="float">
            <text:p>100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6354" calcext:value-type="float">
            <text:p>4300,06354</text:p>
          </table:table-cell>
          <table:table-cell office:value-type="float" office:value="1018" calcext:value-type="float">
            <text:p>101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912" calcext:value-type="float">
            <text:p>4399,99912</text:p>
          </table:table-cell>
          <table:table-cell office:value-type="float" office:value="966" calcext:value-type="float">
            <text:p>96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1672" calcext:value-type="float">
            <text:p>4500,01672</text:p>
          </table:table-cell>
          <table:table-cell office:value-type="float" office:value="1001" calcext:value-type="float">
            <text:p>100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0464" calcext:value-type="float">
            <text:p>4600,00464</text:p>
          </table:table-cell>
          <table:table-cell office:value-type="float" office:value="982" calcext:value-type="float">
            <text:p>982</text:p>
          </table:table-cell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9502" calcext:value-type="float">
            <text:p>4699,99502</text:p>
          </table:table-cell>
          <table:table-cell office:value-type="float" office:value="1020" calcext:value-type="float">
            <text:p>102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324" calcext:value-type="float">
            <text:p>4799,99324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9492" calcext:value-type="float">
            <text:p>4899,99492</text:p>
          </table:table-cell>
          <table:table-cell office:value-type="float" office:value="997" calcext:value-type="float">
            <text:p>99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9698" calcext:value-type="float">
            <text:p>4999,99698</text:p>
          </table:table-cell>
          <table:table-cell office:value-type="float" office:value="990" calcext:value-type="float">
            <text:p>99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9286" calcext:value-type="float">
            <text:p>5099,99286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1638" calcext:value-type="float">
            <text:p>5200,01638</text:p>
          </table:table-cell>
          <table:table-cell office:value-type="float" office:value="991" calcext:value-type="float">
            <text:p>99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276" calcext:value-type="float">
            <text:p>5299,99276</text:p>
          </table:table-cell>
          <table:table-cell office:value-type="float" office:value="997" calcext:value-type="float">
            <text:p>99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99.98926" calcext:value-type="float">
            <text:p>5399,98926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74" calcext:value-type="float">
            <text:p>5500,0074</text:p>
          </table:table-cell>
          <table:table-cell office:value-type="float" office:value="966" calcext:value-type="float">
            <text:p>96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4376" calcext:value-type="float">
            <text:p>5600,04376</text:p>
          </table:table-cell>
          <table:table-cell office:value-type="float" office:value="999" calcext:value-type="float">
            <text:p>99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1236" calcext:value-type="float">
            <text:p>5700,01236</text:p>
          </table:table-cell>
          <table:table-cell office:value-type="float" office:value="973" calcext:value-type="float">
            <text:p>97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9292" calcext:value-type="float">
            <text:p>5799,99292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9148" calcext:value-type="float">
            <text:p>5899,99148</text:p>
          </table:table-cell>
          <table:table-cell office:value-type="float" office:value="983" calcext:value-type="float">
            <text:p>98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8998" calcext:value-type="float">
            <text:p>5999,98998</text:p>
          </table:table-cell>
          <table:table-cell office:value-type="float" office:value="949" calcext:value-type="float">
            <text:p>94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456" calcext:value-type="float">
            <text:p>6099,99456</text:p>
          </table:table-cell>
          <table:table-cell office:value-type="float" office:value="958" calcext:value-type="float">
            <text:p>95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1004" calcext:value-type="float">
            <text:p>6200,01004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928" calcext:value-type="float">
            <text:p>6299,992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1378" calcext:value-type="float">
            <text:p>6400,01378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42" calcext:value-type="float">
            <text:p>6499,9942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9074" calcext:value-type="float">
            <text:p>6599,99074</text:p>
          </table:table-cell>
          <table:table-cell office:value-type="float" office:value="990" calcext:value-type="float">
            <text:p>99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1134" calcext:value-type="float">
            <text:p>6700,01134</text:p>
          </table:table-cell>
          <table:table-cell office:value-type="float" office:value="982" calcext:value-type="float">
            <text:p>98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453" calcext:value-type="float">
            <text:p>6800,0453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9564" calcext:value-type="float">
            <text:p>6899,99564</text:p>
          </table:table-cell>
          <table:table-cell office:value-type="float" office:value="980" calcext:value-type="float">
            <text:p>98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2456" calcext:value-type="float">
            <text:p>7000,02456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9454" calcext:value-type="float">
            <text:p>7099,99454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0092" calcext:value-type="float">
            <text:p>7200,00092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896" calcext:value-type="float">
            <text:p>7299,99896</text:p>
          </table:table-cell>
          <table:table-cell office:value-type="float" office:value="979" calcext:value-type="float">
            <text:p>97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8904" calcext:value-type="float">
            <text:p>7399,98904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0626" calcext:value-type="float">
            <text:p>7500,00626</text:p>
          </table:table-cell>
          <table:table-cell office:value-type="float" office:value="983" calcext:value-type="float">
            <text:p>98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2464" calcext:value-type="float">
            <text:p>7600,02464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0008" calcext:value-type="float">
            <text:p>7700,0000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782" calcext:value-type="float">
            <text:p>7799,99782</text:p>
          </table:table-cell>
          <table:table-cell office:value-type="float" office:value="979" calcext:value-type="float">
            <text:p>97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3766" calcext:value-type="float">
            <text:p>7900,03766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4806" calcext:value-type="float">
            <text:p>8000,04806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248" calcext:value-type="float">
            <text:p>8100,0248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3772" calcext:value-type="float">
            <text:p>8200,03772</text:p>
          </table:table-cell>
          <table:table-cell office:value-type="float" office:value="982" calcext:value-type="float">
            <text:p>98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8682" calcext:value-type="float">
            <text:p>8299,98682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5688" calcext:value-type="float">
            <text:p>8400,05688</text:p>
          </table:table-cell>
          <table:table-cell office:value-type="float" office:value="1014" calcext:value-type="float">
            <text:p>101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8944" calcext:value-type="float">
            <text:p>8499,98944</text:p>
          </table:table-cell>
          <table:table-cell office:value-type="float" office:value="962" calcext:value-type="float">
            <text:p>96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941" calcext:value-type="float">
            <text:p>8599,9941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0578" calcext:value-type="float">
            <text:p>8700,00578</text:p>
          </table:table-cell>
          <table:table-cell office:value-type="float" office:value="956" calcext:value-type="float">
            <text:p>95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9464" calcext:value-type="float">
            <text:p>8799,99464</text:p>
          </table:table-cell>
          <table:table-cell office:value-type="float" office:value="980" calcext:value-type="float">
            <text:p>98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2498" calcext:value-type="float">
            <text:p>8900,02498</text:p>
          </table:table-cell>
          <table:table-cell office:value-type="float" office:value="969" calcext:value-type="float">
            <text:p>96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9476" calcext:value-type="float">
            <text:p>8999,99476</text:p>
          </table:table-cell>
          <table:table-cell office:value-type="float" office:value="991" calcext:value-type="float">
            <text:p>99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1174" calcext:value-type="float">
            <text:p>9100,0117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094" calcext:value-type="float">
            <text:p>9200,0094</text:p>
          </table:table-cell>
          <table:table-cell office:value-type="float" office:value="974" calcext:value-type="float">
            <text:p>97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135" calcext:value-type="float">
            <text:p>9300,0135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1634" calcext:value-type="float">
            <text:p>9400,01634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403" calcext:value-type="float">
            <text:p>9500,0403</text:p>
          </table:table-cell>
          <table:table-cell office:value-type="float" office:value="974" calcext:value-type="float">
            <text:p>97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3026" calcext:value-type="float">
            <text:p>9600,03026</text:p>
          </table:table-cell>
          <table:table-cell office:value-type="float" office:value="969" calcext:value-type="float">
            <text:p>96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9524" calcext:value-type="float">
            <text:p>9699,9952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654" calcext:value-type="float">
            <text:p>9800,00654</text:p>
          </table:table-cell>
          <table:table-cell office:value-type="float" office:value="956" calcext:value-type="float">
            <text:p>95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9764" calcext:value-type="float">
            <text:p>9899,99764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281" calcext:value-type="float">
            <text:p>10000,0281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0638" calcext:value-type="float">
            <text:p>10100,00638</text:p>
          </table:table-cell>
          <table:table-cell office:value-type="float" office:value="979" calcext:value-type="float">
            <text:p>97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9262" calcext:value-type="float">
            <text:p>10199,99262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1062" calcext:value-type="float">
            <text:p>10300,01062</text:p>
          </table:table-cell>
          <table:table-cell office:value-type="float" office:value="984" calcext:value-type="float">
            <text:p>98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0172" calcext:value-type="float">
            <text:p>10400,00172</text:p>
          </table:table-cell>
          <table:table-cell office:value-type="float" office:value="1015" calcext:value-type="float">
            <text:p>101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125" calcext:value-type="float">
            <text:p>10500,0125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8838" calcext:value-type="float">
            <text:p>10599,98838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478" calcext:value-type="float">
            <text:p>10700,00478</text:p>
          </table:table-cell>
          <table:table-cell office:value-type="float" office:value="971" calcext:value-type="float">
            <text:p>97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1724" calcext:value-type="float">
            <text:p>10800,01724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0212" calcext:value-type="float">
            <text:p>10900,00212</text:p>
          </table:table-cell>
          <table:table-cell office:value-type="float" office:value="961" calcext:value-type="float">
            <text:p>96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0732" calcext:value-type="float">
            <text:p>11000,00732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9704" calcext:value-type="float">
            <text:p>11099,99704</text:p>
          </table:table-cell>
          <table:table-cell office:value-type="float" office:value="983" calcext:value-type="float">
            <text:p>98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308" calcext:value-type="float">
            <text:p>11200,00308</text:p>
          </table:table-cell>
          <table:table-cell office:value-type="float" office:value="975" calcext:value-type="float">
            <text:p>97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981" calcext:value-type="float">
            <text:p>11299,9981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9714" calcext:value-type="float">
            <text:p>11399,99714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2078" calcext:value-type="float">
            <text:p>11500,02078</text:p>
          </table:table-cell>
          <table:table-cell office:value-type="float" office:value="982" calcext:value-type="float">
            <text:p>98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9242" calcext:value-type="float">
            <text:p>11599,99242</text:p>
          </table:table-cell>
          <table:table-cell office:value-type="float" office:value="986" calcext:value-type="float">
            <text:p>98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2352" calcext:value-type="float">
            <text:p>11700,02352</text:p>
          </table:table-cell>
          <table:table-cell office:value-type="float" office:value="964" calcext:value-type="float">
            <text:p>96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8866" calcext:value-type="float">
            <text:p>11799,98866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2706" calcext:value-type="float">
            <text:p>11900,02706</text:p>
          </table:table-cell>
          <table:table-cell office:value-type="float" office:value="999" calcext:value-type="float">
            <text:p>99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306" calcext:value-type="float">
            <text:p>11999,99306</text:p>
          </table:table-cell>
          <table:table-cell office:value-type="float" office:value="964" calcext:value-type="float">
            <text:p>96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3542" calcext:value-type="float">
            <text:p>12100,03542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8602" calcext:value-type="float">
            <text:p>12199,98602</text:p>
          </table:table-cell>
          <table:table-cell office:value-type="float" office:value="982" calcext:value-type="float">
            <text:p>98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3554" calcext:value-type="float">
            <text:p>12300,03554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1488" calcext:value-type="float">
            <text:p>12400,01488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864" calcext:value-type="float">
            <text:p>12499,9986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9028" calcext:value-type="float">
            <text:p>12599,99028</text:p>
          </table:table-cell>
          <table:table-cell office:value-type="float" office:value="970" calcext:value-type="float">
            <text:p>97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352" calcext:value-type="float">
            <text:p>12699,99352</text:p>
          </table:table-cell>
          <table:table-cell office:value-type="float" office:value="976" calcext:value-type="float">
            <text:p>97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85" calcext:value-type="float">
            <text:p>12799,9985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716" calcext:value-type="float">
            <text:p>12899,99716</text:p>
          </table:table-cell>
          <table:table-cell office:value-type="float" office:value="990" calcext:value-type="float">
            <text:p>99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8704" calcext:value-type="float">
            <text:p>12999,98704</text:p>
          </table:table-cell>
          <table:table-cell office:value-type="float" office:value="993" calcext:value-type="float">
            <text:p>99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0442" calcext:value-type="float">
            <text:p>13100,00442</text:p>
          </table:table-cell>
          <table:table-cell office:value-type="float" office:value="947" calcext:value-type="float">
            <text:p>94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8972" calcext:value-type="float">
            <text:p>13199,98972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9798" calcext:value-type="float">
            <text:p>13299,99798</text:p>
          </table:table-cell>
          <table:table-cell office:value-type="float" office:value="998" calcext:value-type="float">
            <text:p>99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182" calcext:value-type="float">
            <text:p>13399,99182</text:p>
          </table:table-cell>
          <table:table-cell office:value-type="float" office:value="976" calcext:value-type="float">
            <text:p>97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9696" calcext:value-type="float">
            <text:p>13499,99696</text:p>
          </table:table-cell>
          <table:table-cell office:value-type="float" office:value="1019" calcext:value-type="float">
            <text:p>101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132" calcext:value-type="float">
            <text:p>13600,0132</text:p>
          </table:table-cell>
          <table:table-cell office:value-type="float" office:value="978" calcext:value-type="float">
            <text:p>97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852" calcext:value-type="float">
            <text:p>13699,9852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9536" calcext:value-type="float">
            <text:p>13799,99536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9198" calcext:value-type="float">
            <text:p>13899,99198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0692" calcext:value-type="float">
            <text:p>14000,00692</text:p>
          </table:table-cell>
          <table:table-cell office:value-type="float" office:value="978" calcext:value-type="float">
            <text:p>97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1906" calcext:value-type="float">
            <text:p>14100,01906</text:p>
          </table:table-cell>
          <table:table-cell office:value-type="float" office:value="977" calcext:value-type="float">
            <text:p>97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93" calcext:value-type="float">
            <text:p>14199,993</text:p>
          </table:table-cell>
          <table:table-cell office:value-type="float" office:value="993" calcext:value-type="float">
            <text:p>99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0116" calcext:value-type="float">
            <text:p>14300,00116</text:p>
          </table:table-cell>
          <table:table-cell office:value-type="float" office:value="991" calcext:value-type="float">
            <text:p>99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8722" calcext:value-type="float">
            <text:p>14399,98722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9608" calcext:value-type="float">
            <text:p>14499,99608</text:p>
          </table:table-cell>
          <table:table-cell office:value-type="float" office:value="939" calcext:value-type="float">
            <text:p>93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1492" calcext:value-type="float">
            <text:p>14600,01492</text:p>
          </table:table-cell>
          <table:table-cell office:value-type="float" office:value="969" calcext:value-type="float">
            <text:p>96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2948" calcext:value-type="float">
            <text:p>14700,02948</text:p>
          </table:table-cell>
          <table:table-cell office:value-type="float" office:value="986" calcext:value-type="float">
            <text:p>98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109" calcext:value-type="float">
            <text:p>14800,0109</text:p>
          </table:table-cell>
          <table:table-cell office:value-type="float" office:value="1006" calcext:value-type="float">
            <text:p>100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889" calcext:value-type="float">
            <text:p>14899,9889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9206" calcext:value-type="float">
            <text:p>14999,99206</text:p>
          </table:table-cell>
          <table:table-cell office:value-type="float" office:value="1006" calcext:value-type="float">
            <text:p>100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0328" calcext:value-type="float">
            <text:p>15100,00328</text:p>
          </table:table-cell>
          <table:table-cell office:value-type="float" office:value="1006" calcext:value-type="float">
            <text:p>100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9198" calcext:value-type="float">
            <text:p>15199,99198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2568" calcext:value-type="float">
            <text:p>15300,02568</text:p>
          </table:table-cell>
          <table:table-cell office:value-type="float" office:value="1001" calcext:value-type="float">
            <text:p>100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913" calcext:value-type="float">
            <text:p>15399,9913</text:p>
          </table:table-cell>
          <table:table-cell office:value-type="float" office:value="953" calcext:value-type="float">
            <text:p>95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2948" calcext:value-type="float">
            <text:p>15500,02948</text:p>
          </table:table-cell>
          <table:table-cell office:value-type="float" office:value="980" calcext:value-type="float">
            <text:p>98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8748" calcext:value-type="float">
            <text:p>15599,98748</text:p>
          </table:table-cell>
          <table:table-cell office:value-type="float" office:value="958" calcext:value-type="float">
            <text:p>95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8688" calcext:value-type="float">
            <text:p>15699,9868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969" calcext:value-type="float">
            <text:p>15799,9969</text:p>
          </table:table-cell>
          <table:table-cell office:value-type="float" office:value="975" calcext:value-type="float">
            <text:p>97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8626" calcext:value-type="float">
            <text:p>15899,98626</text:p>
          </table:table-cell>
          <table:table-cell office:value-type="float" office:value="940" calcext:value-type="float">
            <text:p>94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8918" calcext:value-type="float">
            <text:p>15999,98918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1566" calcext:value-type="float">
            <text:p>16100,01566</text:p>
          </table:table-cell>
          <table:table-cell office:value-type="float" office:value="968" calcext:value-type="float">
            <text:p>96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0852" calcext:value-type="float">
            <text:p>16200,00852</text:p>
          </table:table-cell>
          <table:table-cell office:value-type="float" office:value="971" calcext:value-type="float">
            <text:p>97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306" calcext:value-type="float">
            <text:p>16299,99306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8114" calcext:value-type="float">
            <text:p>16399,98114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2648" calcext:value-type="float">
            <text:p>16500,02648</text:p>
          </table:table-cell>
          <table:table-cell office:value-type="float" office:value="976" calcext:value-type="float">
            <text:p>97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5482" calcext:value-type="float">
            <text:p>16600,05482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1518" calcext:value-type="float">
            <text:p>16700,0151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2982" calcext:value-type="float">
            <text:p>16800,02982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0022" calcext:value-type="float">
            <text:p>16900,00022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339" calcext:value-type="float">
            <text:p>17000,0339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9898" calcext:value-type="float">
            <text:p>17099,99898</text:p>
          </table:table-cell>
          <table:table-cell office:value-type="float" office:value="984" calcext:value-type="float">
            <text:p>98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1938" calcext:value-type="float">
            <text:p>17200,0193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9564" calcext:value-type="float">
            <text:p>17299,99564</text:p>
          </table:table-cell>
          <table:table-cell office:value-type="float" office:value="942" calcext:value-type="float">
            <text:p>94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1514" calcext:value-type="float">
            <text:p>17400,01514</text:p>
          </table:table-cell>
          <table:table-cell office:value-type="float" office:value="1022" calcext:value-type="float">
            <text:p>102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868" calcext:value-type="float">
            <text:p>17499,99868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9868" calcext:value-type="float">
            <text:p>17599,99868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8994" calcext:value-type="float">
            <text:p>17699,98994</text:p>
          </table:table-cell>
          <table:table-cell office:value-type="float" office:value="1004" calcext:value-type="float">
            <text:p>100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8476" calcext:value-type="float">
            <text:p>17799,98476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1328" calcext:value-type="float">
            <text:p>17900,01328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752" calcext:value-type="float">
            <text:p>17999,99752</text:p>
          </table:table-cell>
          <table:table-cell office:value-type="float" office:value="982" calcext:value-type="float">
            <text:p>98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865" calcext:value-type="float">
            <text:p>18099,9865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885" calcext:value-type="float">
            <text:p>18199,9885</text:p>
          </table:table-cell>
          <table:table-cell office:value-type="float" office:value="970" calcext:value-type="float">
            <text:p>97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0728" calcext:value-type="float">
            <text:p>18300,00728</text:p>
          </table:table-cell>
          <table:table-cell office:value-type="float" office:value="976" calcext:value-type="float">
            <text:p>97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8944" calcext:value-type="float">
            <text:p>18399,9894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9314" calcext:value-type="float">
            <text:p>18499,9931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488" calcext:value-type="float">
            <text:p>18600,0488</text:p>
          </table:table-cell>
          <table:table-cell office:value-type="float" office:value="984" calcext:value-type="float">
            <text:p>98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8994" calcext:value-type="float">
            <text:p>18699,98994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2428" calcext:value-type="float">
            <text:p>18800,02428</text:p>
          </table:table-cell>
          <table:table-cell office:value-type="float" office:value="971" calcext:value-type="float">
            <text:p>97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9914" calcext:value-type="float">
            <text:p>18899,99914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9224" calcext:value-type="float">
            <text:p>18999,9922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9796" calcext:value-type="float">
            <text:p>19099,99796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4132" calcext:value-type="float">
            <text:p>19200,04132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1382" calcext:value-type="float">
            <text:p>19300,01382</text:p>
          </table:table-cell>
          <table:table-cell office:value-type="float" office:value="979" calcext:value-type="float">
            <text:p>979</text:p>
          </table:table-cell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9474" calcext:value-type="float">
            <text:p>19399,99474</text:p>
          </table:table-cell>
          <table:table-cell office:value-type="float" office:value="1019" calcext:value-type="float">
            <text:p>101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1654" calcext:value-type="float">
            <text:p>19500,01654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652" calcext:value-type="float">
            <text:p>19599,99652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14" calcext:value-type="float">
            <text:p>19699,9914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1798" calcext:value-type="float">
            <text:p>19800,01798</text:p>
          </table:table-cell>
          <table:table-cell office:value-type="float" office:value="968" calcext:value-type="float">
            <text:p>96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882" calcext:value-type="float">
            <text:p>19899,9882</text:p>
          </table:table-cell>
          <table:table-cell office:value-type="float" office:value="998" calcext:value-type="float">
            <text:p>99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904" calcext:value-type="float">
            <text:p>19999,99904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8604" calcext:value-type="float">
            <text:p>20099,98604</text:p>
          </table:table-cell>
          <table:table-cell office:value-type="float" office:value="979" calcext:value-type="float">
            <text:p>97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317" calcext:value-type="float">
            <text:p>20200,0317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984" calcext:value-type="float">
            <text:p>20299,9984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0376" calcext:value-type="float">
            <text:p>20400,00376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8908" calcext:value-type="float">
            <text:p>20499,98908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68" calcext:value-type="float">
            <text:p>20600,06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9222" calcext:value-type="float">
            <text:p>20699,99222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8434" calcext:value-type="float">
            <text:p>20799,98434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946" calcext:value-type="float">
            <text:p>20899,99946</text:p>
          </table:table-cell>
          <table:table-cell office:value-type="float" office:value="985" calcext:value-type="float">
            <text:p>985</text:p>
          </table:table-cell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00.00412" calcext:value-type="float">
            <text:p>21000,00412</text:p>
          </table:table-cell>
          <table:table-cell office:value-type="float" office:value="956" calcext:value-type="float">
            <text:p>95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8788" calcext:value-type="float">
            <text:p>21099,98788</text:p>
          </table:table-cell>
          <table:table-cell office:value-type="float" office:value="1006" calcext:value-type="float">
            <text:p>100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0732" calcext:value-type="float">
            <text:p>21200,00732</text:p>
          </table:table-cell>
          <table:table-cell office:value-type="float" office:value="956" calcext:value-type="float">
            <text:p>95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9538" calcext:value-type="float">
            <text:p>21299,9953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3076" calcext:value-type="float">
            <text:p>21400,03076</text:p>
          </table:table-cell>
          <table:table-cell office:value-type="float" office:value="1000" calcext:value-type="float">
            <text:p>100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8594" calcext:value-type="float">
            <text:p>21499,98594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29" calcext:value-type="float">
            <text:p>21599,9929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2504" calcext:value-type="float">
            <text:p>21700,0250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9006" calcext:value-type="float">
            <text:p>21799,99006</text:p>
          </table:table-cell>
          <table:table-cell office:value-type="float" office:value="990" calcext:value-type="float">
            <text:p>99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034" calcext:value-type="float">
            <text:p>21899,99034</text:p>
          </table:table-cell>
          <table:table-cell office:value-type="float" office:value="986" calcext:value-type="float">
            <text:p>98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9636" calcext:value-type="float">
            <text:p>21999,99636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0942" calcext:value-type="float">
            <text:p>22100,00942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2688" calcext:value-type="float">
            <text:p>22200,02688</text:p>
          </table:table-cell>
          <table:table-cell office:value-type="float" office:value="968" calcext:value-type="float">
            <text:p>96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02" calcext:value-type="float">
            <text:p>22300,002</text:p>
          </table:table-cell>
          <table:table-cell office:value-type="float" office:value="986" calcext:value-type="float">
            <text:p>98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8774" calcext:value-type="float">
            <text:p>22399,9877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9562" calcext:value-type="float">
            <text:p>22499,99562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105" calcext:value-type="float">
            <text:p>22600,0105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9684" calcext:value-type="float">
            <text:p>22699,9968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362" calcext:value-type="float">
            <text:p>22799,99362</text:p>
          </table:table-cell>
          <table:table-cell office:value-type="float" office:value="974" calcext:value-type="float">
            <text:p>97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12" calcext:value-type="float">
            <text:p>22899,9912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26" calcext:value-type="float">
            <text:p>23000,0026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885" calcext:value-type="float">
            <text:p>23099,9885</text:p>
          </table:table-cell>
          <table:table-cell office:value-type="float" office:value="974" calcext:value-type="float">
            <text:p>97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164" calcext:value-type="float">
            <text:p>23199,9916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0664" calcext:value-type="float">
            <text:p>23300,00664</text:p>
          </table:table-cell>
          <table:table-cell office:value-type="float" office:value="956" calcext:value-type="float">
            <text:p>95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9798" calcext:value-type="float">
            <text:p>23399,99798</text:p>
          </table:table-cell>
          <table:table-cell office:value-type="float" office:value="1014" calcext:value-type="float">
            <text:p>101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9084" calcext:value-type="float">
            <text:p>23499,99084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432" calcext:value-type="float">
            <text:p>23599,99432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9952" calcext:value-type="float">
            <text:p>23699,99952</text:p>
          </table:table-cell>
          <table:table-cell office:value-type="float" office:value="983" calcext:value-type="float">
            <text:p>98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4174" calcext:value-type="float">
            <text:p>23800,04174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9886" calcext:value-type="float">
            <text:p>23899,99886</text:p>
          </table:table-cell>
          <table:table-cell office:value-type="float" office:value="1014" calcext:value-type="float">
            <text:p>101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0464" calcext:value-type="float">
            <text:p>24000,00464</text:p>
          </table:table-cell>
          <table:table-cell office:value-type="float" office:value="956" calcext:value-type="float">
            <text:p>95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2144" calcext:value-type="float">
            <text:p>24100,02144</text:p>
          </table:table-cell>
          <table:table-cell office:value-type="float" office:value="985" calcext:value-type="float">
            <text:p>98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5508" calcext:value-type="float">
            <text:p>24200,05508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0446" calcext:value-type="float">
            <text:p>24300,00446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8746" calcext:value-type="float">
            <text:p>24399,98746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241" calcext:value-type="float">
            <text:p>24500,0241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8942" calcext:value-type="float">
            <text:p>24599,98942</text:p>
          </table:table-cell>
          <table:table-cell office:value-type="float" office:value="1014" calcext:value-type="float">
            <text:p>101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494" calcext:value-type="float">
            <text:p>24699,99494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698" calcext:value-type="float">
            <text:p>24799,99698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956" calcext:value-type="float">
            <text:p>24899,9956</text:p>
          </table:table-cell>
          <table:table-cell office:value-type="float" office:value="965" calcext:value-type="float">
            <text:p>96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3638" calcext:value-type="float">
            <text:p>25000,03638</text:p>
          </table:table-cell>
          <table:table-cell office:value-type="float" office:value="965" calcext:value-type="float">
            <text:p>96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1904" calcext:value-type="float">
            <text:p>25100,01904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9374" calcext:value-type="float">
            <text:p>25199,99374</text:p>
          </table:table-cell>
          <table:table-cell office:value-type="float" office:value="982" calcext:value-type="float">
            <text:p>98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1248" calcext:value-type="float">
            <text:p>25300,01248</text:p>
          </table:table-cell>
          <table:table-cell office:value-type="float" office:value="957" calcext:value-type="float">
            <text:p>95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8554" calcext:value-type="float">
            <text:p>25399,98554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9942" calcext:value-type="float">
            <text:p>25499,99942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6746" calcext:value-type="float">
            <text:p>25600,06746</text:p>
          </table:table-cell>
          <table:table-cell office:value-type="float" office:value="983" calcext:value-type="float">
            <text:p>98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0342" calcext:value-type="float">
            <text:p>25700,00342</text:p>
          </table:table-cell>
          <table:table-cell office:value-type="float" office:value="984" calcext:value-type="float">
            <text:p>98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1852" calcext:value-type="float">
            <text:p>25800,01852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9392" calcext:value-type="float">
            <text:p>25899,99392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1516" calcext:value-type="float">
            <text:p>26000,01516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7218" calcext:value-type="float">
            <text:p>26100,07218</text:p>
          </table:table-cell>
          <table:table-cell office:value-type="float" office:value="963" calcext:value-type="float">
            <text:p>96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8894" calcext:value-type="float">
            <text:p>26199,98894</text:p>
          </table:table-cell>
          <table:table-cell office:value-type="float" office:value="962" calcext:value-type="float">
            <text:p>96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308" calcext:value-type="float">
            <text:p>26300,0308</text:p>
          </table:table-cell>
          <table:table-cell office:value-type="float" office:value="978" calcext:value-type="float">
            <text:p>97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788" calcext:value-type="float">
            <text:p>26399,99788</text:p>
          </table:table-cell>
          <table:table-cell office:value-type="float" office:value="1020" calcext:value-type="float">
            <text:p>102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051" calcext:value-type="float">
            <text:p>26500,0051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364" calcext:value-type="float">
            <text:p>26599,99364</text:p>
          </table:table-cell>
          <table:table-cell office:value-type="float" office:value="978" calcext:value-type="float">
            <text:p>97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3628" calcext:value-type="float">
            <text:p>26700,0362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1218" calcext:value-type="float">
            <text:p>26800,01218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857" calcext:value-type="float">
            <text:p>26899,9857</text:p>
          </table:table-cell>
          <table:table-cell office:value-type="float" office:value="1014" calcext:value-type="float">
            <text:p>1014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1502" calcext:value-type="float">
            <text:p>27000,01502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9688" calcext:value-type="float">
            <text:p>27099,99688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7636" calcext:value-type="float">
            <text:p>27200,07636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9" calcext:value-type="float">
            <text:p>27299,999</text:p>
          </table:table-cell>
          <table:table-cell office:value-type="float" office:value="986" calcext:value-type="float">
            <text:p>986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8882" calcext:value-type="float">
            <text:p>27399,98882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2136" calcext:value-type="float">
            <text:p>27500,02136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9528" calcext:value-type="float">
            <text:p>27599,99528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0338" calcext:value-type="float">
            <text:p>27700,00338</text:p>
          </table:table-cell>
          <table:table-cell office:value-type="float" office:value="987" calcext:value-type="float">
            <text:p>987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9364" calcext:value-type="float">
            <text:p>27799,99364</text:p>
          </table:table-cell>
          <table:table-cell office:value-type="float" office:value="960" calcext:value-type="float">
            <text:p>960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0478" calcext:value-type="float">
            <text:p>27900,00478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199" calcext:value-type="float">
            <text:p>28000,0199</text:p>
          </table:table-cell>
          <table:table-cell office:value-type="float" office:value="973" calcext:value-type="float">
            <text:p>97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946" calcext:value-type="float">
            <text:p>28099,99946</text:p>
          </table:table-cell>
          <table:table-cell office:value-type="float" office:value="988" calcext:value-type="float">
            <text:p>988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89" calcext:value-type="float">
            <text:p>28199,9989</text:p>
          </table:table-cell>
          <table:table-cell office:value-type="float" office:value="972" calcext:value-type="float">
            <text:p>97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9666" calcext:value-type="float">
            <text:p>28299,99666</text:p>
          </table:table-cell>
          <table:table-cell office:value-type="float" office:value="982" calcext:value-type="float">
            <text:p>98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1676" calcext:value-type="float">
            <text:p>28400,01676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941" calcext:value-type="float">
            <text:p>28499,9941</text:p>
          </table:table-cell>
          <table:table-cell office:value-type="float" office:value="1022" calcext:value-type="float">
            <text:p>1022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9306" calcext:value-type="float">
            <text:p>28599,99306</text:p>
          </table:table-cell>
          <table:table-cell office:value-type="float" office:value="981" calcext:value-type="float">
            <text:p>981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8408" calcext:value-type="float">
            <text:p>28699,98408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0222" calcext:value-type="float">
            <text:p>28800,00222</text:p>
          </table:table-cell>
          <table:table-cell office:value-type="float" office:value="955" calcext:value-type="float">
            <text:p>955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9162" calcext:value-type="float">
            <text:p>28899,99162</text:p>
          </table:table-cell>
          <table:table-cell office:value-type="float" office:value="982" calcext:value-type="float">
            <text:p>982</text:p>
          </table:table-cell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9104" calcext:value-type="float">
            <text:p>28999,99104</text:p>
          </table:table-cell>
          <table:table-cell office:value-type="float" office:value="973" calcext:value-type="float">
            <text:p>973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8336" calcext:value-type="float">
            <text:p>29099,98336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8134" calcext:value-type="float">
            <text:p>29199,98134</text:p>
          </table:table-cell>
          <table:table-cell office:value-type="float" office:value="959" calcext:value-type="float">
            <text:p>95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9812" calcext:value-type="float">
            <text:p>29299,99812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3626" calcext:value-type="float">
            <text:p>29400,03626</text:p>
          </table:table-cell>
          <table:table-cell office:value-type="float" office:value="989" calcext:value-type="float">
            <text:p>989</text:p>
          </table:table-cell>
          <table:table-cell office:value-type="float" office:value="8361" calcext:value-type="float">
            <text:p>83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13:48.575905532</dc:date>
    <meta:editing-duration>PT2M17S</meta:editing-duration>
    <meta:editing-cycles>1</meta:editing-cycles>
    <meta:document-statistic meta:table-count="1" meta:cell-count="1156" meta:object-count="0"/>
    <meta:generator>LibreOffice/5.1.6.2$Linux_X86_64 LibreOffice_project/10m0$Build-2</meta:generator>
  </office:meta>
</office:document-meta>
</file>